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1.24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</office:automatic-styles>
  <office:body>
    <office:spreadsheet>
      <table:calculation-settings table:precision-as-shown="true" table:use-regular-expressions="false" table:use-wildcards="true"/>
      <table:table table:name="Feuille1" table:style-name="ta1">
        <table:table-column table:style-name="co1" table:number-columns-repeated="4" table:default-cell-style-name="ce1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Demande</text:p>
            <text:p>D(x)</text:p>
            <text:p> En milliers</text:p>
          </table:table-cell>
          <table:table-cell office:value-type="string" calcext:value-type="string">
            <text:p>Offre</text:p>
            <text:p>O(x)</text:p>
            <text:p> En milliers</text:p>
          </table:table-cell>
          <table:table-cell office:value-type="string" calcext:value-type="string">
            <text:p>Chiffre</text:p>
            <text:p>d’affaires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0.4*[.A2]^2-17*[.A2]+190" office:value-type="float" office:value="157.6" calcext:value-type="float">
            <text:p>157,6</text:p>
          </table:table-cell>
          <table:table-cell table:formula="of:=20+5*[.A2]" office:value-type="float" office:value="30" calcext:value-type="float">
            <text:p>30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0.4*[.A3]^2-17*[.A3]+190" office:value-type="float" office:value="142.6" calcext:value-type="float">
            <text:p>142,6</text:p>
          </table:table-cell>
          <table:table-cell table:formula="of:=20+5*[.A3]" office:value-type="float" office:value="35" calcext:value-type="float">
            <text:p>35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0.4*[.A4]^2-17*[.A4]+190" office:value-type="float" office:value="128.4" calcext:value-type="float">
            <text:p>128,4</text:p>
          </table:table-cell>
          <table:table-cell table:formula="of:=20+5*[.A4]" office:value-type="float" office:value="40" calcext:value-type="float">
            <text:p>4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Monsieur SZCZEBARA</meta:initial-creator>
    <meta:creation-date>2020-02-19T12:15:36.777000000</meta:creation-date>
    <dc:date>2020-02-19T12:48:26.549000000</dc:date>
    <dc:creator>Monsieur SZCZEBARA</dc:creator>
    <meta:editing-duration>PT32M49S</meta:editing-duration>
    <meta:editing-cycles>3</meta:editing-cycles>
    <meta:generator>LibreOffice/6.3.4.2$Windows_X86_64 LibreOffice_project/60da17e045e08f1793c57c00ba83cdfce946d0aa</meta:generator>
    <meta:document-statistic meta:table-count="1" meta:cell-count="13" meta:object-count="0"/>
  </office:meta>
</office:document-meta>
</file>